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 office:value-type="string">
            <text:p>Woah! Sorry, luvs!</text:p>
          </table:table-cell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 office:value-type="string">
            <text:p>The rail cars are under their daily
maintenance roight now! If you lot fancy goin'
over the mountain, yer'll 'ave to go on foot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 office:value-type="string">
            <text:p>T-Toilet... toilet... toileeet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